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Entity1</text:p>
          </table:table-cell>
          <table:table-cell office:value-type="string">
            <text:p>Entity2</text:p>
          </table:table-cell>
          <table:table-cell office:value-type="string">
            <text:p>ClickstreamEnt1Ent2</text:p>
          </table:table-cell>
          <table:table-cell office:value-type="string">
            <text:p>PopularityEnt1</text:p>
          </table:table-cell>
          <table:table-cell office:value-type="string">
            <text:p>PopularityEnt2</text:p>
          </table:table-cell>
          <table:table-cell office:value-type="string">
            <text:p>Perceived_Relatedness</text:p>
          </table:table-cell>
          <table:table-cell office:value-type="string">
            <text:p>Subjective_Knowledge</text:p>
          </table:table-cell>
          <table:table-cell office:value-type="string">
            <text:p>Serendipity</text:p>
          </table:table-cell>
        </table:table-row>
        <table:table-row table:style-name="ro2">
          <table:table-cell office:value-type="string">
            <text:p>Carmen_Ejogo</text:p>
          </table:table-cell>
          <table:table-cell office:value-type="string">
            <text:p>Perfume_(2001_film)</text:p>
          </table:table-cell>
          <table:table-cell office:value-type="float" office:value="33">
            <text:p>33</text:p>
          </table:table-cell>
          <table:table-cell office:value-type="float" office:value="36590">
            <text:p>36590</text:p>
          </table:table-cell>
          <table:table-cell office:value-type="float" office:value="4520">
            <text:p>452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Savitri_(actress)</text:p>
          </table:table-cell>
          <table:table-cell office:value-type="string">
            <text:p>Pelli_Chesi_Choodu</text:p>
          </table:table-cell>
          <table:table-cell office:value-type="float" office:value="191">
            <text:p>191</text:p>
          </table:table-cell>
          <table:table-cell office:value-type="float" office:value="44433.87">
            <text:p>44433.87</text:p>
          </table:table-cell>
          <table:table-cell office:value-type="float" office:value="2122">
            <text:p>212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Senate_Report_on_Iraqi_WMD_Intelligence</text:p>
          </table:table-cell>
          <table:table-cell office:value-type="string">
            <text:p>Colin_Powell</text:p>
          </table:table-cell>
          <table:table-cell office:value-type="float" office:value="13">
            <text:p>13</text:p>
          </table:table-cell>
          <table:table-cell office:value-type="float" office:value="1481">
            <text:p>1481</text:p>
          </table:table-cell>
          <table:table-cell office:value-type="float" office:value="112751">
            <text:p>11275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PAOK_FC</text:p>
          </table:table-cell>
          <table:table-cell office:value-type="string">
            <text:p>Vale_of_Tempe</text:p>
          </table:table-cell>
          <table:table-cell office:value-type="float" office:value="14">
            <text:p>14</text:p>
          </table:table-cell>
          <table:table-cell office:value-type="float" office:value="54624">
            <text:p>54624</text:p>
          </table:table-cell>
          <table:table-cell office:value-type="float" office:value="1883">
            <text:p>188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George_Soros_conspiracy_theories</text:p>
          </table:table-cell>
          <table:table-cell office:value-type="string">
            <text:p>Color_of_Change</text:p>
          </table:table-cell>
          <table:table-cell office:value-type="float" office:value="69">
            <text:p>69</text:p>
          </table:table-cell>
          <table:table-cell office:value-type="float" office:value="12376">
            <text:p>12376</text:p>
          </table:table-cell>
          <table:table-cell office:value-type="float" office:value="1550">
            <text:p>155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Chetak_(disambiguation)</text:p>
          </table:table-cell>
          <table:table-cell office:value-type="string">
            <text:p>Aerospatiale_Alouette_III</text:p>
          </table:table-cell>
          <table:table-cell office:value-type="float" office:value="12">
            <text:p>12</text:p>
          </table:table-cell>
          <table:table-cell office:value-type="float" office:value="34.21">
            <text:p>34.21</text:p>
          </table:table-cell>
          <table:table-cell office:value-type="float" office:value="16041">
            <text:p>16041</text:p>
          </table:table-cell>
          <table:table-cell table:number-columns-repeated="3" office:value-type="float" office:value="0.4">
            <text:p>0.4</text:p>
          </table:table-cell>
        </table:table-row>
        <table:table-row table:style-name="ro2">
          <table:table-cell office:value-type="string">
            <text:p>Alhambra</text:p>
          </table:table-cell>
          <table:table-cell office:value-type="string">
            <text:p>Ibn_al-Jayyab</text:p>
          </table:table-cell>
          <table:table-cell office:value-type="float" office:value="14">
            <text:p>14</text:p>
          </table:table-cell>
          <table:table-cell office:value-type="float" office:value="88422.94">
            <text:p>88422.94</text:p>
          </table:table-cell>
          <table:table-cell office:value-type="float" office:value="130">
            <text:p>13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Montevideo_City_Torque</text:p>
          </table:table-cell>
          <table:table-cell office:value-type="string">
            <text:p>Tiago_Palacios</text:p>
          </table:table-cell>
          <table:table-cell office:value-type="float" office:value="23">
            <text:p>23</text:p>
          </table:table-cell>
          <table:table-cell office:value-type="float" office:value="14337">
            <text:p>14337</text:p>
          </table:table-cell>
          <table:table-cell office:value-type="float" office:value="261">
            <text:p>26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Mortal_Kombat_(2021_film)</text:p>
          </table:table-cell>
          <table:table-cell office:value-type="string">
            <text:p>Benjamin_Wallfisch</text:p>
          </table:table-cell>
          <table:table-cell office:value-type="float" office:value="56">
            <text:p>56</text:p>
          </table:table-cell>
          <table:table-cell office:value-type="float" office:value="137015">
            <text:p>137015</text:p>
          </table:table-cell>
          <table:table-cell office:value-type="float" office:value="3547">
            <text:p>354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Nightmare_Alley_(novel)</text:p>
          </table:table-cell>
          <table:table-cell office:value-type="string">
            <text:p>Mentalism</text:p>
          </table:table-cell>
          <table:table-cell office:value-type="float" office:value="11">
            <text:p>11</text:p>
          </table:table-cell>
          <table:table-cell office:value-type="float" office:value="4542.86">
            <text:p>4542.86</text:p>
          </table:table-cell>
          <table:table-cell office:value-type="float" office:value="12518.57">
            <text:p>12518.5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Transition_Korea</text:p>
          </table:table-cell>
          <table:table-cell office:value-type="string">
            <text:p>Pragmatism</text:p>
          </table:table-cell>
          <table:table-cell office:value-type="float" office:value="11">
            <text:p>11</text:p>
          </table:table-cell>
          <table:table-cell office:value-type="float" office:value="2030">
            <text:p>2030</text:p>
          </table:table-cell>
          <table:table-cell office:value-type="float" office:value="24313.37">
            <text:p>24313.3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Gang_of_Eight_(immigration)</text:p>
          </table:table-cell>
          <table:table-cell office:value-type="string">
            <text:p>John_Boehner</text:p>
          </table:table-cell>
          <table:table-cell office:value-type="float" office:value="33">
            <text:p>33</text:p>
          </table:table-cell>
          <table:table-cell office:value-type="float" office:value="2825">
            <text:p>2825</text:p>
          </table:table-cell>
          <table:table-cell office:value-type="float" office:value="143843">
            <text:p>14384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Tauba_Tauba</text:p>
          </table:table-cell>
          <table:table-cell office:value-type="string">
            <text:p>Antara_Biswas</text:p>
          </table:table-cell>
          <table:table-cell office:value-type="float" office:value="75">
            <text:p>75</text:p>
          </table:table-cell>
          <table:table-cell office:value-type="float" office:value="2159">
            <text:p>2159</text:p>
          </table:table-cell>
          <table:table-cell office:value-type="float" office:value="45722">
            <text:p>4572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2">
          <table:table-cell office:value-type="string">
            <text:p>Polydimethylsiloxane</text:p>
          </table:table-cell>
          <table:table-cell office:value-type="string">
            <text:p>Passive_daytime_radiative_cooling</text:p>
          </table:table-cell>
          <table:table-cell office:value-type="float" office:value="33">
            <text:p>33</text:p>
          </table:table-cell>
          <table:table-cell office:value-type="float" office:value="12162.11">
            <text:p>12162.11</text:p>
          </table:table-cell>
          <table:table-cell office:value-type="float" office:value="3982">
            <text:p>3982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Lee_Reherman</text:p>
          </table:table-cell>
          <table:table-cell office:value-type="string">
            <text:p>Hip_replacement</text:p>
          </table:table-cell>
          <table:table-cell office:value-type="float" office:value="16">
            <text:p>16</text:p>
          </table:table-cell>
          <table:table-cell office:value-type="float" office:value="2355">
            <text:p>2355</text:p>
          </table:table-cell>
          <table:table-cell office:value-type="float" office:value="18164">
            <text:p>18164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Michael_Ontkean</text:p>
          </table:table-cell>
          <table:table-cell office:value-type="string">
            <text:p>A_Chance_of_Snow</text:p>
          </table:table-cell>
          <table:table-cell office:value-type="float" office:value="13">
            <text:p>13</text:p>
          </table:table-cell>
          <table:table-cell office:value-type="float" office:value="16579">
            <text:p>1657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Saint_Martin_(island)</text:p>
          </table:table-cell>
          <table:table-cell office:value-type="string">
            <text:p>Chutney_music</text:p>
          </table:table-cell>
          <table:table-cell office:value-type="float" office:value="13">
            <text:p>13</text:p>
          </table:table-cell>
          <table:table-cell office:value-type="float" office:value="39070.94">
            <text:p>39070.94</text:p>
          </table:table-cell>
          <table:table-cell office:value-type="float" office:value="3246">
            <text:p>324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September_2012_raid_on_Camp_Bastion</text:p>
          </table:table-cell>
          <table:table-cell office:value-type="string">
            <text:p>Haqqani_network</text:p>
          </table:table-cell>
          <table:table-cell office:value-type="float" office:value="18">
            <text:p>18</text:p>
          </table:table-cell>
          <table:table-cell office:value-type="float" office:value="3033">
            <text:p>3033</text:p>
          </table:table-cell>
          <table:table-cell office:value-type="float" office:value="13267">
            <text:p>13267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nservative_A-List</text:p>
          </table:table-cell>
          <table:table-cell office:value-type="string">
            <text:p>Liz_Truss</text:p>
          </table:table-cell>
          <table:table-cell office:value-type="float" office:value="89">
            <text:p>89</text:p>
          </table:table-cell>
          <table:table-cell office:value-type="float" office:value="1040">
            <text:p>1040</text:p>
          </table:table-cell>
          <table:table-cell office:value-type="float" office:value="173284">
            <text:p>17328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Bharat_Ane_Nenu</text:p>
          </table:table-cell>
          <table:table-cell office:value-type="string">
            <text:p>Jayalalita</text:p>
          </table:table-cell>
          <table:table-cell office:value-type="float" office:value="45">
            <text:p>45</text:p>
          </table:table-cell>
          <table:table-cell office:value-type="float" office:value="29170">
            <text:p>29170</text:p>
          </table:table-cell>
          <table:table-cell office:value-type="float" office:value="2657.89">
            <text:p>2657.8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Burning_Man</text:p>
          </table:table-cell>
          <table:table-cell office:value-type="string">
            <text:p>Dana_Harrison</text:p>
          </table:table-cell>
          <table:table-cell office:value-type="float" office:value="21">
            <text:p>21</text:p>
          </table:table-cell>
          <table:table-cell office:value-type="float" office:value="76312">
            <text:p>76312</text:p>
          </table:table-cell>
          <table:table-cell office:value-type="float" office:value="157">
            <text:p>15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Manuel_Noriega</text:p>
          </table:table-cell>
          <table:table-cell office:value-type="string">
            <text:p>Dignity_Battalions</text:p>
          </table:table-cell>
          <table:table-cell office:value-type="float" office:value="18">
            <text:p>18</text:p>
          </table:table-cell>
          <table:table-cell office:value-type="float" office:value="73462">
            <text:p>73462</text:p>
          </table:table-cell>
          <table:table-cell office:value-type="float" office:value="674">
            <text:p>674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KB_Mashinostroyeniya</text:p>
          </table:table-cell>
          <table:table-cell office:value-type="string">
            <text:p>Active_protection_system</text:p>
          </table:table-cell>
          <table:table-cell office:value-type="float" office:value="13">
            <text:p>13</text:p>
          </table:table-cell>
          <table:table-cell office:value-type="float" office:value="1311">
            <text:p>1311</text:p>
          </table:table-cell>
          <table:table-cell office:value-type="float" office:value="16440">
            <text:p>1644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2">
          <table:table-cell office:value-type="string">
            <text:p>Kiichi_Miyazawa</text:p>
          </table:table-cell>
          <table:table-cell office:value-type="string">
            <text:p>George_H._W._Bush</text:p>
          </table:table-cell>
          <table:table-cell office:value-type="float" office:value="39">
            <text:p>39</text:p>
          </table:table-cell>
          <table:table-cell office:value-type="float" office:value="4049">
            <text:p>4049</text:p>
          </table:table-cell>
          <table:table-cell office:value-type="float" office:value="333833">
            <text:p>33383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Operation_Sangaris</text:p>
          </table:table-cell>
          <table:table-cell office:value-type="string">
            <text:p>Dassault_Rafale</text:p>
          </table:table-cell>
          <table:table-cell office:value-type="float" office:value="12">
            <text:p>12</text:p>
          </table:table-cell>
          <table:table-cell office:value-type="float" office:value="1114">
            <text:p>1114</text:p>
          </table:table-cell>
          <table:table-cell office:value-type="float" office:value="119720">
            <text:p>11972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Rivers_of_Jammu_and_Kashmir</text:p>
          </table:table-cell>
          <table:table-cell office:value-type="string">
            <text:p>Rambi_Ara</text:p>
          </table:table-cell>
          <table:table-cell office:value-type="float" office:value="42">
            <text:p>42</text:p>
          </table:table-cell>
          <table:table-cell office:value-type="float" office:value="3094">
            <text:p>3094</text:p>
          </table:table-cell>
          <table:table-cell office:value-type="float" office:value="270">
            <text:p>27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Oscilloscope_(company)</text:p>
          </table:table-cell>
          <table:table-cell office:value-type="string">
            <text:p>Not_Your_Typical_Bigfoot_Movie</text:p>
          </table:table-cell>
          <table:table-cell office:value-type="float" office:value="32">
            <text:p>32</text:p>
          </table:table-cell>
          <table:table-cell office:value-type="float" office:value="2258.41">
            <text:p>2258.41</text:p>
          </table:table-cell>
          <table:table-cell office:value-type="float" office:value="194">
            <text:p>19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Fuji_Rock_Festival</text:p>
          </table:table-cell>
          <table:table-cell office:value-type="string">
            <text:p>Mount_Naeba</text:p>
          </table:table-cell>
          <table:table-cell office:value-type="float" office:value="27">
            <text:p>27</text:p>
          </table:table-cell>
          <table:table-cell office:value-type="float" office:value="2316">
            <text:p>2316</text:p>
          </table:table-cell>
          <table:table-cell office:value-type="float" office:value="252">
            <text:p>25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Ranulf_Flambard</text:p>
          </table:table-cell>
          <table:table-cell office:value-type="string">
            <text:p>Battle_of_Tinchebray</text:p>
          </table:table-cell>
          <table:table-cell office:value-type="float" office:value="24">
            <text:p>24</text:p>
          </table:table-cell>
          <table:table-cell office:value-type="float" office:value="1923">
            <text:p>1923</text:p>
          </table:table-cell>
          <table:table-cell office:value-type="float" office:value="2254">
            <text:p>225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Lokanathan_IAS</text:p>
          </table:table-cell>
          <table:table-cell office:value-type="string">
            <text:p>Gayatri_Jayaraman</text:p>
          </table:table-cell>
          <table:table-cell office:value-type="float" office:value="75">
            <text:p>75</text:p>
          </table:table-cell>
          <table:table-cell office:value-type="float" office:value="740">
            <text:p>740</text:p>
          </table:table-cell>
          <table:table-cell office:value-type="float" office:value="4662">
            <text:p>466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Abdul_Carter</text:p>
          </table:table-cell>
          <table:table-cell office:value-type="string">
            <text:p>Wyndmoor,_Pennsylvania</text:p>
          </table:table-cell>
          <table:table-cell office:value-type="float" office:value="54">
            <text:p>54</text:p>
          </table:table-cell>
          <table:table-cell office:value-type="float" office:value="1457">
            <text:p>1457</text:p>
          </table:table-cell>
          <table:table-cell office:value-type="float" office:value="851.18">
            <text:p>851.1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The_Arts_Club</text:p>
          </table:table-cell>
          <table:table-cell office:value-type="string">
            <text:p>Dover_Street</text:p>
          </table:table-cell>
          <table:table-cell office:value-type="float" office:value="11">
            <text:p>11</text:p>
          </table:table-cell>
          <table:table-cell office:value-type="float" office:value="1262">
            <text:p>1262</text:p>
          </table:table-cell>
          <table:table-cell office:value-type="float" office:value="747">
            <text:p>74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Herbie_Armstrong</text:p>
          </table:table-cell>
          <table:table-cell office:value-type="string">
            <text:p>Yellow_Dog_(band)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  <table:table-cell office:value-type="float" office:value="695.45">
            <text:p>695.4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Bill_Janklow</text:p>
          </table:table-cell>
          <table:table-cell office:value-type="string">
            <text:p>Mark_V._Meierhenry</text:p>
          </table:table-cell>
          <table:table-cell office:value-type="float" office:value="10">
            <text:p>10</text:p>
          </table:table-cell>
          <table:table-cell office:value-type="float" office:value="1160">
            <text:p>1160</text:p>
          </table:table-cell>
          <table:table-cell office:value-type="float" office:value="87">
            <text:p>8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Port_Royale_2</text:p>
          </table:table-cell>
          <table:table-cell office:value-type="string">
            <text:p>Ascaron</text:p>
          </table:table-cell>
          <table:table-cell office:value-type="float" office:value="13">
            <text:p>13</text:p>
          </table:table-cell>
          <table:table-cell office:value-type="float" office:value="571">
            <text:p>571</text:p>
          </table:table-cell>
          <table:table-cell office:value-type="float" office:value="567.89">
            <text:p>567.89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2">
          <table:table-cell office:value-type="string">
            <text:p>Lal_Baadshah</text:p>
          </table:table-cell>
          <table:table-cell office:value-type="string">
            <text:p>Jack_Gaud</text:p>
          </table:table-cell>
          <table:table-cell office:value-type="float" office:value="42">
            <text:p>42</text:p>
          </table:table-cell>
          <table:table-cell office:value-type="float" office:value="4395">
            <text:p>4395</text:p>
          </table:table-cell>
          <table:table-cell office:value-type="float" office:value="4581">
            <text:p>458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United_States_Constabulary</text:p>
          </table:table-cell>
          <table:table-cell office:value-type="string">
            <text:p>Ernest_N._Harmon</text:p>
          </table:table-cell>
          <table:table-cell office:value-type="float" office:value="14">
            <text:p>14</text:p>
          </table:table-cell>
          <table:table-cell office:value-type="float" office:value="1320">
            <text:p>1320</text:p>
          </table:table-cell>
          <table:table-cell office:value-type="float" office:value="1507">
            <text:p>1507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Alms_for_Jihad</text:p>
          </table:table-cell>
          <table:table-cell office:value-type="string">
            <text:p>Rachel_Ehrenfeld</text:p>
          </table:table-cell>
          <table:table-cell office:value-type="float" office:value="11">
            <text:p>11</text:p>
          </table:table-cell>
          <table:table-cell office:value-type="float" office:value="398">
            <text:p>398</text:p>
          </table:table-cell>
          <table:table-cell office:value-type="float" office:value="423">
            <text:p>42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1">
          <table:table-cell office:value-type="string">
            <text:p>Danny_Alexander</text:p>
          </table:table-cell>
          <table:table-cell office:value-type="string">
            <text:p>Colonsay</text:p>
          </table:table-cell>
          <table:table-cell office:value-type="float" office:value="16">
            <text:p>16</text:p>
          </table:table-cell>
          <table:table-cell office:value-type="float" office:value="2929">
            <text:p>2929</text:p>
          </table:table-cell>
          <table:table-cell office:value-type="float" office:value="1969.7">
            <text:p>1969.7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Fiacre_Kelleher</text:p>
          </table:table-cell>
          <table:table-cell office:value-type="string">
            <text:p>Blackrock,_Cork</text:p>
          </table:table-cell>
          <table:table-cell office:value-type="float" office:value="35">
            <text:p>35</text:p>
          </table:table-cell>
          <table:table-cell office:value-type="float" office:value="1740">
            <text:p>1740</text:p>
          </table:table-cell>
          <table:table-cell office:value-type="float" office:value="648.21">
            <text:p>648.21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1">
          <table:table-cell office:value-type="string">
            <text:p>Did_I_Shave_My_Legs_for_This?</text:p>
          </table:table-cell>
          <table:table-cell office:value-type="string">
            <text:p>How_Do_I_Get_Ther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James_Botham</text:p>
          </table:table-cell>
          <table:table-cell office:value-type="string">
            <text:p>Mason_Grady</text:p>
          </table:table-cell>
          <table:table-cell office:value-type="float" office:value="11">
            <text:p>11</text:p>
          </table:table-cell>
          <table:table-cell office:value-type="float" office:value="1565">
            <text:p>1565</text:p>
          </table:table-cell>
          <table:table-cell office:value-type="float" office:value="1989">
            <text:p>1989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Slowly_I_Turned</text:p>
          </table:table-cell>
          <table:table-cell office:value-type="string">
            <text:p>Joey_Faye</text:p>
          </table:table-cell>
          <table:table-cell office:value-type="float" office:value="29">
            <text:p>29</text:p>
          </table:table-cell>
          <table:table-cell office:value-type="float" office:value="3228">
            <text:p>3228</text:p>
          </table:table-cell>
          <table:table-cell office:value-type="float" office:value="864">
            <text:p>86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USS_Salt_Lake_City_(CA-25)</text:p>
          </table:table-cell>
          <table:table-cell office:value-type="string">
            <text:p>Pensacola-class_cruiser</text:p>
          </table:table-cell>
          <table:table-cell office:value-type="float" office:value="308">
            <text:p>308</text:p>
          </table:table-cell>
          <table:table-cell office:value-type="float" office:value="2314.21">
            <text:p>2314.21</text:p>
          </table:table-cell>
          <table:table-cell office:value-type="float" office:value="4156">
            <text:p>4156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Trolley_pole</text:p>
          </table:table-cell>
          <table:table-cell office:value-type="string">
            <text:p>Charles_Joseph_Van_Depoele</text:p>
          </table:table-cell>
          <table:table-cell office:value-type="float" office:value="14">
            <text:p>14</text:p>
          </table:table-cell>
          <table:table-cell office:value-type="float" office:value="3133">
            <text:p>3133</text:p>
          </table:table-cell>
          <table:table-cell office:value-type="float" office:value="231">
            <text:p>23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FULRO_insurgency</text:p>
          </table:table-cell>
          <table:table-cell office:value-type="string">
            <text:p>Y_Bham_Enuol</text:p>
          </table:table-cell>
          <table:table-cell office:value-type="float" office:value="53">
            <text:p>53</text:p>
          </table:table-cell>
          <table:table-cell office:value-type="float" office:value="1483">
            <text:p>1483</text:p>
          </table:table-cell>
          <table:table-cell office:value-type="float" office:value="391">
            <text:p>39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2">
          <table:table-cell office:value-type="string">
            <text:p>Chimera_Linux</text:p>
          </table:table-cell>
          <table:table-cell office:value-type="string">
            <text:p>Musl</text:p>
          </table:table-cell>
          <table:table-cell office:value-type="float" office:value="14">
            <text:p>14</text:p>
          </table:table-cell>
          <table:table-cell office:value-type="float" office:value="1080">
            <text:p>1080</text:p>
          </table:table-cell>
          <table:table-cell office:value-type="float" office:value="3469.47">
            <text:p>3469.47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Year_of_the_Cat_(album)</text:p>
          </table:table-cell>
          <table:table-cell office:value-type="string">
            <text:p>Andrew_Powell</text:p>
          </table:table-cell>
          <table:table-cell office:value-type="float" office:value="22">
            <text:p>22</text:p>
          </table:table-cell>
          <table:table-cell office:value-type="float" office:value="4032.23">
            <text:p>4032.23</text:p>
          </table:table-cell>
          <table:table-cell office:value-type="float" office:value="1698">
            <text:p>169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he_Front_Porch</text:p>
          </table:table-cell>
          <table:table-cell office:value-type="string">
            <text:p>Old_King_Clancy</text:p>
          </table:table-cell>
          <table:table-cell office:value-type="float" office:value="14">
            <text:p>14</text:p>
          </table:table-cell>
          <table:table-cell office:value-type="float" office:value="697">
            <text:p>697</text:p>
          </table:table-cell>
          <table:table-cell office:value-type="float" office:value="1271">
            <text:p>127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Remstar_Media_Group</text:p>
          </table:table-cell>
          <table:table-cell office:value-type="string">
            <text:p>Max_(Canadian_TV_channel)</text:p>
          </table:table-cell>
          <table:table-cell office:value-type="float" office:value="12">
            <text:p>12</text:p>
          </table:table-cell>
          <table:table-cell office:value-type="float" office:value="313">
            <text:p>313</text:p>
          </table:table-cell>
          <table:table-cell office:value-type="float" office:value="647">
            <text:p>647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Bargur_Assembly_constituency</text:p>
          </table:table-cell>
          <table:table-cell office:value-type="string">
            <text:p>D._Mathiazhagan</text:p>
          </table:table-cell>
          <table:table-cell office:value-type="float" office:value="45">
            <text:p>45</text:p>
          </table:table-cell>
          <table:table-cell office:value-type="float" office:value="839">
            <text:p>839</text:p>
          </table:table-cell>
          <table:table-cell office:value-type="float" office:value="252.86">
            <text:p>252.8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Sgares</text:p>
          </table:table-cell>
          <table:table-cell office:value-type="string">
            <text:p>N0thing</text:p>
          </table:table-cell>
          <table:table-cell office:value-type="float" office:value="14">
            <text:p>14</text:p>
          </table:table-cell>
          <table:table-cell office:value-type="float" office:value="422.11">
            <text:p>422.11</text:p>
          </table:table-cell>
          <table:table-cell office:value-type="float" office:value="665.79">
            <text:p>665.7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5">
            <text:p>0.5</text:p>
          </table:table-cell>
        </table:table-row>
        <table:table-row table:style-name="ro2">
          <table:table-cell office:value-type="string">
            <text:p>M._P._Saminathan</text:p>
          </table:table-cell>
          <table:table-cell office:value-type="string">
            <text:p>Muthur</text:p>
          </table:table-cell>
          <table:table-cell office:value-type="float" office:value="11">
            <text:p>11</text:p>
          </table:table-cell>
          <table:table-cell office:value-type="float" office:value="1113.61">
            <text:p>1113.61</text:p>
          </table:table-cell>
          <table:table-cell office:value-type="float" office:value="322.11">
            <text:p>322.1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Davey_Graham</text:p>
          </table:table-cell>
          <table:table-cell office:value-type="string">
            <text:p>Wizz_Jones</text:p>
          </table:table-cell>
          <table:table-cell office:value-type="float" office:value="31">
            <text:p>31</text:p>
          </table:table-cell>
          <table:table-cell office:value-type="float" office:value="2504">
            <text:p>2504</text:p>
          </table:table-cell>
          <table:table-cell office:value-type="float" office:value="1058">
            <text:p>1058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Matt_Mays</text:p>
          </table:table-cell>
          <table:table-cell office:value-type="string">
            <text:p>When_the_Angels_Make_Contact</text:p>
          </table:table-cell>
          <table:table-cell office:value-type="float" office:value="22">
            <text:p>22</text:p>
          </table:table-cell>
          <table:table-cell office:value-type="float" office:value="1290">
            <text:p>129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Nobody_Knows_Anybody</text:p>
          </table:table-cell>
          <table:table-cell office:value-type="string">
            <text:p>Mateo_Gil</text:p>
          </table:table-cell>
          <table:table-cell office:value-type="float" office:value="33">
            <text:p>33</text:p>
          </table:table-cell>
          <table:table-cell office:value-type="float" office:value="611">
            <text:p>611</text:p>
          </table:table-cell>
          <table:table-cell office:value-type="float" office:value="944">
            <text:p>94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Jackie_Toledo</text:p>
          </table:table-cell>
          <table:table-cell office:value-type="string">
            <text:p>Lindsay_Cross</text:p>
          </table:table-cell>
          <table:table-cell office:value-type="float" office:value="15">
            <text:p>15</text:p>
          </table:table-cell>
          <table:table-cell office:value-type="float" office:value="262">
            <text:p>262</text:p>
          </table:table-cell>
          <table:table-cell office:value-type="float" office:value="283">
            <text:p>28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J._V._Somayajulu</text:p>
          </table:table-cell>
          <table:table-cell office:value-type="string">
            <text:p>Ondagona_Baa</text:p>
          </table:table-cell>
          <table:table-cell office:value-type="float" office:value="27">
            <text:p>27</text:p>
          </table:table-cell>
          <table:table-cell office:value-type="float" office:value="3567">
            <text:p>3567</text:p>
          </table:table-cell>
          <table:table-cell office:value-type="float" office:value="1198">
            <text:p>119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The_David_Letterman_Show</text:p>
          </table:table-cell>
          <table:table-cell office:value-type="string">
            <text:p>Biff_Henderson</text:p>
          </table:table-cell>
          <table:table-cell office:value-type="float" office:value="20">
            <text:p>20</text:p>
          </table:table-cell>
          <table:table-cell office:value-type="float" office:value="4568">
            <text:p>4568</text:p>
          </table:table-cell>
          <table:table-cell office:value-type="float" office:value="1127">
            <text:p>1127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Raeesah_Khan</text:p>
          </table:table-cell>
          <table:table-cell office:value-type="string">
            <text:p>Daniel_Goh</text:p>
          </table:table-cell>
          <table:table-cell office:value-type="float" office:value="40">
            <text:p>40</text:p>
          </table:table-cell>
          <table:table-cell office:value-type="float" office:value="1297">
            <text:p>1297</text:p>
          </table:table-cell>
          <table:table-cell office:value-type="float" office:value="528">
            <text:p>52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Filene's_Basement</text:p>
          </table:table-cell>
          <table:table-cell office:value-type="string">
            <text:p>Filene's</text:p>
          </table:table-cell>
          <table:table-cell office:value-type="float" office:value="136">
            <text:p>136</text:p>
          </table:table-cell>
          <table:table-cell office:value-type="float" office:value="2600">
            <text:p>2600</text:p>
          </table:table-cell>
          <table:table-cell office:value-type="float" office:value="1656.32">
            <text:p>1656.3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Non-Archimedean</text:p>
          </table:table-cell>
          <table:table-cell office:value-type="string">
            <text:p>Levi-Civita_field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office:value-type="float" office:value="804">
            <text:p>80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Ballet_Dancer_(song)</text:p>
          </table:table-cell>
          <table:table-cell office:value-type="string">
            <text:p>A_Wild_Romance</text:p>
          </table:table-cell>
          <table:table-cell office:value-type="float" office:value="12">
            <text:p>12</text:p>
          </table:table-cell>
          <table:table-cell office:value-type="float" office:value="235.83">
            <text:p>235.83</text:p>
          </table:table-cell>
          <table:table-cell office:value-type="float" office:value="143">
            <text:p>143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Skull_cup</text:p>
          </table:table-cell>
          <table:table-cell office:value-type="string">
            <text:p>Baldwin_I,_Latin_Emperor</text:p>
          </table:table-cell>
          <table:table-cell office:value-type="float" office:value="49">
            <text:p>49</text:p>
          </table:table-cell>
          <table:table-cell office:value-type="float" office:value="3225">
            <text:p>3225</text:p>
          </table:table-cell>
          <table:table-cell office:value-type="float" office:value="4506">
            <text:p>450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Brad_Savage</text:p>
          </table:table-cell>
          <table:table-cell office:value-type="string">
            <text:p>Islands_in_the_Stream_(film)</text:p>
          </table:table-cell>
          <table:table-cell office:value-type="float" office:value="12">
            <text:p>12</text:p>
          </table:table-cell>
          <table:table-cell office:value-type="float" office:value="3847">
            <text:p>3847</text:p>
          </table:table-cell>
          <table:table-cell office:value-type="float" office:value="1713.51">
            <text:p>1713.5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2">
          <table:table-cell office:value-type="string">
            <text:p>PZL-130_Orlik</text:p>
          </table:table-cell>
          <table:table-cell office:value-type="string">
            <text:p>UTVA_Kobac</text:p>
          </table:table-cell>
          <table:table-cell office:value-type="float" office:value="96">
            <text:p>96</text:p>
          </table:table-cell>
          <table:table-cell office:value-type="float" office:value="2678">
            <text:p>2678</text:p>
          </table:table-cell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4">14/06/2025</text:date>, <text:time>12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3</meta:editing-cycles>
    <meta:generator>OpenOffice/4.1.7$Win32 OpenOffice.org_project/417m1$Build-9800</meta:generator>
    <dc:date>2025-06-14T12:09:19.50</dc:date>
    <meta:document-statistic meta:table-count="3" meta:cell-count="536" meta:object-count="0"/>
    <meta:user-defined meta:name="Info 1"/>
    <meta:user-defined meta:name="Info 2"/>
    <meta:user-defined meta:name="Info 3"/>
    <meta:user-defined meta:name="Info 4"/>
  </office:meta>
</office:document-meta>
</file>